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yPrivateStorage/Layout" manifest:media-type=""/>
  <manifest:file-entry manifest:full-path="MyPrivateStorage/" manifest:media-type="vnd.MyVendor.MyProject.StorageType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Cantarell Extra Bold" svg:font-family="'Cantarell Extra Bol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  <style:text-properties style:font-name="Arial" fo:font-style="italic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Arial" fo:language="fr" fo:country="CA" fo:font-style="italic" style:font-style-asian="italic" style:font-style-complex="italic"/>
    </style:style>
    <style:style style:name="P9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Arial" fo:font-style="italic" style:font-style-asian="italic" style:font-style-complex="italic"/>
    </style:style>
    <style:style style:name="P10" style:family="paragraph" style:parent-style-name="Standard">
      <style:paragraph-properties fo:text-align="start" style:justify-single-word="false" fo:break-befor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tyle="italic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Arial" fo:language="fr" fo:country="CA" fo:font-style="italic" style:font-style-asian="italic" style:font-style-complex="italic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" fo:language="fr" fo:country="CA" fo:font-style="italic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Arial" fo:language="fr" fo:country="CA" fo:font-style="italic" style:text-underline-style="none" fo:font-weight="normal" officeooo:rsid="002635a0" officeooo:paragraph-rsid="0021a2ce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language="fr" fo:country="CA" fo:font-style="normal" style:text-underline-style="solid" style:text-underline-width="auto" style:text-underline-color="font-color" fo:font-weight="bold" officeooo:rsid="001f2662" officeooo:paragraph-rsid="001f2662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language="fr" fo:country="CA" fo:font-style="normal" style:text-underline-style="none" fo:font-weight="normal" officeooo:rsid="001f2662" officeooo:paragraph-rsid="001f2662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language="fr" fo:country="CA" fo:font-style="normal" style:text-underline-style="none" fo:font-weight="normal" officeooo:rsid="001f2662" officeooo:paragraph-rsid="00213e8d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language="fr" fo:country="CA" fo:font-style="normal" style:text-underline-style="none" fo:font-weight="normal" officeooo:rsid="001f2662" officeooo:paragraph-rsid="002a9578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language="fr" fo:country="CA" fo:font-style="normal" style:text-underline-style="none" fo:font-weight="normal" officeooo:rsid="00213e8d" officeooo:paragraph-rsid="00213e8d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language="fr" fo:country="CA" fo:font-style="normal" style:text-underline-style="none" fo:font-weight="normal" officeooo:rsid="00213e8d" officeooo:paragraph-rsid="00239f0b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language="fr" fo:country="CA" fo:font-style="normal" style:text-underline-style="none" fo:font-weight="normal" officeooo:rsid="00213e8d" officeooo:paragraph-rsid="00257941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language="fr" fo:country="CA" fo:font-style="normal" style:text-underline-style="none" fo:font-weight="normal" officeooo:rsid="0021a2ce" officeooo:paragraph-rsid="0021a2ce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language="fr" fo:country="CA" fo:font-style="normal" style:text-underline-style="none" fo:font-weight="normal" officeooo:rsid="00239f0b" officeooo:paragraph-rsid="00239f0b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language="fr" fo:country="CA" fo:font-style="normal" style:text-underline-style="none" fo:font-weight="normal" officeooo:rsid="00239f0b" officeooo:paragraph-rsid="0034d797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language="fr" fo:country="CA" fo:font-style="normal" style:text-underline-style="none" fo:font-weight="normal" officeooo:rsid="00257941" officeooo:paragraph-rsid="00257941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language="fr" fo:country="CA" fo:font-style="normal" style:text-underline-style="none" fo:font-weight="normal" officeooo:rsid="00257941" officeooo:paragraph-rsid="0033670f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language="fr" fo:country="CA" fo:font-style="normal" style:text-underline-style="none" fo:font-weight="normal" officeooo:rsid="002635a0" officeooo:paragraph-rsid="002635a0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language="fr" fo:country="CA" fo:font-style="normal" style:text-underline-style="none" fo:font-weight="normal" officeooo:rsid="0027f7f7" officeooo:paragraph-rsid="0027f7f7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language="fr" fo:country="CA" fo:font-style="normal" style:text-underline-style="none" fo:font-weight="normal" officeooo:rsid="0033670f" officeooo:paragraph-rsid="0033670f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language="fr" fo:country="CA" fo:font-style="normal" style:text-underline-style="none" fo:font-weight="normal" officeooo:rsid="0035fabe" officeooo:paragraph-rsid="0035fabe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language="fr" fo:country="CA" fo:font-style="normal" style:text-underline-style="none" fo:font-weight="bold" officeooo:rsid="001f2662" officeooo:paragraph-rsid="00213e8d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"/>
    </style:style>
    <style:style style:name="P33" style:family="paragraph" style:parent-style-name="Standard">
      <style:paragraph-properties fo:text-align="center" style:justify-single-word="false"/>
      <style:text-properties style:font-name="Arial" officeooo:rsid="001d65e1" officeooo:paragraph-rsid="001d65e1"/>
    </style:style>
    <style:style style:name="P34" style:family="paragraph" style:parent-style-name="Standard">
      <style:paragraph-properties fo:text-align="start" style:justify-single-word="false"/>
      <style:text-properties style:font-name="Arial1" fo:font-size="12pt" fo:language="fr" fo:country="CA" fo:font-style="normal" style:text-underline-style="none" fo:font-weight="normal" officeooo:rsid="001f2662" officeooo:paragraph-rsid="001f2662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1" fo:font-size="12pt" fo:language="fr" fo:country="CA" fo:font-style="normal" style:text-underline-style="none" fo:font-weight="normal" officeooo:rsid="001f2662" officeooo:paragraph-rsid="002a9578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1" fo:font-size="12pt" fo:language="fr" fo:country="CA" fo:font-style="normal" style:text-underline-style="none" fo:font-weight="normal" officeooo:rsid="001f2662" officeooo:paragraph-rsid="00213e8d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1" fo:font-size="12pt" fo:language="fr" fo:country="CA" fo:font-style="normal" style:text-underline-style="none" fo:font-weight="normal" officeooo:rsid="001f2662" officeooo:paragraph-rsid="002cda6d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1" fo:font-size="12pt" fo:language="fr" fo:country="CA" fo:font-style="normal" style:text-underline-style="none" fo:font-weight="normal" officeooo:rsid="002a9578" officeooo:paragraph-rsid="002a9578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1" fo:font-size="12pt" officeooo:paragraph-rsid="002a9578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style:font-name="Arial1" fo:font-size="12pt" officeooo:paragraph-rsid="002cda6d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style:font-name="Arial1" fo:font-size="12pt" fo:font-style="italic" officeooo:paragraph-rsid="002cda6d" style:font-size-asian="12pt" style:font-style-asian="italic" style:font-size-complex="12pt" style:font-style-complex="italic"/>
    </style:style>
    <style:style style:name="P42" style:family="paragraph" style:parent-style-name="Standard">
      <style:paragraph-properties fo:text-align="start" style:justify-single-word="false" fo:break-before="page"/>
      <style:text-properties style:font-name="Arial" fo:font-size="14pt" fo:language="fr" fo:country="CA" fo:font-style="normal" style:text-underline-style="solid" style:text-underline-width="auto" style:text-underline-color="font-color" fo:font-weight="bold" officeooo:rsid="001f2662" officeooo:paragraph-rsid="001f2662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style:font-name="Arial" fo:font-size="14pt" fo:language="fr" fo:country="CA" fo:font-style="normal" style:text-underline-style="solid" style:text-underline-width="auto" style:text-underline-color="font-color" fo:font-weight="bold" officeooo:rsid="001f2662" officeooo:paragraph-rsid="00213e8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Preformatted_20_Text">
      <style:paragraph-properties fo:text-align="start" style:justify-single-word="false"/>
      <style:text-properties style:font-name="Arial" fo:font-size="12pt" fo:language="fr" fo:country="CA" fo:font-style="normal" style:text-underline-style="none" fo:font-weight="normal" officeooo:rsid="0035fabe" officeooo:paragraph-rsid="0035fabe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style:font-name="Arial1" fo:font-size="12pt" fo:language="fr" fo:country="CA" fo:font-style="italic" style:text-underline-style="none" fo:font-weight="normal" officeooo:rsid="001f2662" officeooo:paragraph-rsid="002cda6d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Preformatted_20_Text">
      <style:paragraph-properties fo:text-align="start" style:justify-single-word="false"/>
      <style:text-properties style:font-name="Arial1" fo:font-size="12pt" fo:language="fr" fo:country="CA" fo:font-style="italic" style:text-underline-style="none" fo:font-weight="normal" officeooo:rsid="001f2662" officeooo:paragraph-rsid="002a9578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Preformatted_20_Text">
      <style:paragraph-properties fo:text-align="start" style:justify-single-word="false"/>
      <style:text-properties style:font-name="Arial1" fo:font-size="12pt" fo:language="fr" fo:country="CA" fo:font-style="italic" style:text-underline-style="none" fo:font-weight="normal" officeooo:rsid="002de3b9" officeooo:paragraph-rsid="002de3b9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aab3c"/>
    </style:style>
    <style:style style:name="T2" style:family="text">
      <style:text-properties fo:font-size="13pt" fo:font-style="italic" style:text-underline-style="solid" style:text-underline-width="auto" style:text-underline-color="font-color" fo:font-weight="normal" style:font-size-asian="13pt" style:font-style-asian="italic" style:font-weight-asian="normal" style:font-size-complex="13pt" style:font-style-complex="italic" style:font-weight-complex="normal"/>
    </style:style>
    <style:style style:name="T3" style:family="text">
      <style:text-properties fo:language="fr" fo:country="CA"/>
    </style:style>
    <style:style style:name="T4" style:family="text">
      <style:text-properties fo:language="fr" fo:country="CA" fo:font-style="normal" style:text-underline-style="solid" style:text-underline-width="auto" style:text-underline-color="font-color" fo:font-weight="normal" officeooo:rsid="002a9578" style:font-style-asian="normal" style:font-weight-asian="normal" style:font-style-complex="normal" style:font-weight-complex="normal"/>
    </style:style>
    <style:style style:name="T5" style:family="text">
      <style:text-properties fo:language="fr" fo:country="CA" fo:font-style="normal" style:text-underline-style="none" fo:font-weight="normal" officeooo:rsid="002a9578" style:font-style-asian="normal" style:font-weight-asian="normal" style:font-style-complex="normal" style:font-weight-complex="normal"/>
    </style:style>
    <style:style style:name="T6" style:family="text">
      <style:text-properties fo:language="fr" fo:country="CA" style:text-underline-style="none" fo:font-weight="normal" officeooo:rsid="002a9578" style:font-weight-asian="normal" style:font-weight-complex="normal"/>
    </style:style>
    <style:style style:name="T7" style:family="text">
      <style:text-properties officeooo:rsid="0017a7b9"/>
    </style:style>
    <style:style style:name="T8" style:family="text">
      <style:text-properties officeooo:rsid="001bba1f"/>
    </style:style>
    <style:style style:name="T9" style:family="text">
      <style:text-properties officeooo:rsid="001f2662"/>
    </style:style>
    <style:style style:name="T10" style:family="text">
      <style:text-properties officeooo:rsid="00208829"/>
    </style:style>
    <style:style style:name="T11" style:family="text">
      <style:text-properties officeooo:rsid="00213e8d"/>
    </style:style>
    <style:style style:name="T12" style:family="text">
      <style:text-properties officeooo:rsid="00239f0b"/>
    </style:style>
    <style:style style:name="T13" style:family="text">
      <style:text-properties officeooo:rsid="00257941"/>
    </style:style>
    <style:style style:name="T14" style:family="text">
      <style:text-properties officeooo:rsid="0025fb68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5fb68" style:font-style-asian="italic" style:font-style-complex="italic"/>
    </style:style>
    <style:style style:name="T17" style:family="text">
      <style:text-properties fo:font-style="italic" officeooo:rsid="003b9c83" style:font-style-asian="italic" style:font-style-complex="italic"/>
    </style:style>
    <style:style style:name="T18" style:family="text">
      <style:text-properties fo:font-style="italic" officeooo:rsid="003d7e4b" style:font-style-asian="italic" style:font-style-complex="italic"/>
    </style:style>
    <style:style style:name="T19" style:family="text">
      <style:text-properties fo:font-style="italic" style:text-underline-style="none" officeooo:rsid="002a9578" style:font-style-asian="italic" style:font-style-complex="italic"/>
    </style:style>
    <style:style style:name="T20" style:family="text">
      <style:text-properties fo:font-weight="bold" officeooo:rsid="002635a0" style:font-weight-asian="bold" style:font-weight-complex="bold"/>
    </style:style>
    <style:style style:name="T21" style:family="text">
      <style:text-properties officeooo:rsid="002a9578"/>
    </style:style>
    <style:style style:name="T22" style:family="text">
      <style:text-properties style:font-name="Arial1" fo:font-size="12pt" style:font-size-asian="12pt" style:font-size-complex="12pt"/>
    </style:style>
    <style:style style:name="T23" style:family="text">
      <style:text-properties style:font-name="Arial1" fo:font-size="12pt" officeooo:rsid="00335fb9" style:font-size-asian="12pt" style:font-size-complex="12pt"/>
    </style:style>
    <style:style style:name="T24" style:family="text">
      <style:text-properties style:text-underline-style="solid" style:text-underline-width="auto" style:text-underline-color="font-color" officeooo:rsid="002a9578"/>
    </style:style>
    <style:style style:name="T25" style:family="text">
      <style:text-properties style:text-underline-style="solid" style:text-underline-width="auto" style:text-underline-color="font-color" officeooo:rsid="002cda6d"/>
    </style:style>
    <style:style style:name="T26" style:family="text">
      <style:text-properties style:text-underline-style="none" officeooo:rsid="002a9578"/>
    </style:style>
    <style:style style:name="T27" style:family="text">
      <style:text-properties officeooo:rsid="0034d797"/>
    </style:style>
    <style:style style:name="T28" style:family="text">
      <style:text-properties officeooo:rsid="0037d93c"/>
    </style:style>
    <style:style style:name="T29" style:family="text">
      <style:text-properties officeooo:rsid="0039903d"/>
    </style:style>
    <style:style style:name="T30" style:family="text">
      <style:text-properties officeooo:rsid="003b9c83"/>
    </style:style>
    <style:style style:name="T31" style:family="text">
      <style:text-properties officeooo:rsid="003d7e4b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Polytechnique Montréal</text:p>
      <text:p text:style-name="Standard"/>
      <text:p text:style-name="Standard"/>
      <text:p text:style-name="P3">Département de génie informatique et génie logiciel</text:p>
      <text:p text:style-name="P3"/>
      <text:p text:style-name="P3"/>
      <text:p text:style-name="P3"/>
      <text:p text:style-name="P3"/>
      <text:p text:style-name="P3">Cours INF19<text:span text:style-name="T1">00</text:span>:</text:p>
      <text:p text:style-name="P3">Projet initial <text:span text:style-name="T1">de système embarqué</text:span></text:p>
      <text:p text:style-name="P3"/>
      <text:p text:style-name="P3"/>
      <text:p text:style-name="P3"/>
      <text:p text:style-name="P3"/>
      <text:p text:style-name="P3">Travail pratique <text:span text:style-name="T8">7</text:span></text:p>
      <text:p text:style-name="P3"/>
      <text:p text:style-name="P4">Makefile et production d<text:span text:style-name="T7">e</text:span> librairie statique</text:p>
      <text:p text:style-name="P3"/>
      <text:p text:style-name="P2"/>
      <text:p text:style-name="P2"/>
      <text:p text:style-name="P2"/>
      <text:p text:style-name="P2">Par l'équipe</text:p>
      <text:p text:style-name="P2"/>
      <text:p text:style-name="P2">No <text:span text:style-name="T9">3236</text:span></text:p>
      <text:p text:style-name="P2"/>
      <text:p text:style-name="P2"/>
      <text:p text:style-name="P2"/>
      <text:p text:style-name="P2"/>
      <text:p text:style-name="P2">Noms:</text:p>
      <text:p text:style-name="P2"/>
      <text:p text:style-name="P33">LACHIEZE-REY Hugo</text:p>
      <text:p text:style-name="P33">TASSAUX Lucas</text:p>
      <text:p text:style-name="P33">JABIR Yassine</text:p>
      <text:p text:style-name="P33">HOMSI Yoseph</text:p>
      <text:p text:style-name="P2"/>
      <text:p text:style-name="P2"/>
      <text:p text:style-name="P2"/>
      <text:p text:style-name="P2"/>
      <text:p text:style-name="P2"/>
      <text:p text:style-name="P2">Date : <text:s/></text:p>
      <text:p text:style-name="P33">20 Octobre 2019</text:p>
      <text:p text:style-name="P2"/>
      <text:p text:style-name="P2"/>
      <text:p text:style-name="P5"/>
      <text:p text:style-name="P10">Partie 1 : Description de la librairie</text:p>
      <text:p text:style-name="P6"/>
      <text:p text:style-name="P9">Décrire la librairie construite et formée (<text:span text:style-name="T3">définitions, </text:span>fonctions ou classes, utilité, etc...) pour que cette partie du travail soient bien documentées pour la suite du projet pour le bénéfice de tous les membres de l'équipe.</text:p>
      <text:p text:style-name="P6"/>
      <text:p text:style-name="P6"/>
      <text:p text:style-name="P6"/>
      <text:p text:style-name="P5">Partie 2 : Décrire les modifications apportées au Makefile de départ</text:p>
      <text:p text:style-name="P6"/>
      <text:p text:style-name="P9">Décrire les quelques modifications apportées au Makefile de la librairie pour démontrer votre compréhension de la formation des fichiers. <text:s/>Faire de même pour les modifications apportées au Makefile du code (bidon) de test qui utilise cette librairie.</text:p>
      <text:p text:style-name="P6"/>
      <text:p text:style-name="P6"/>
      <text:p text:style-name="P6"><text:tab/><text:span text:style-name="T2">Le rapport total ne doit par dépasser 7 pages incluant la page couverture.</text:span></text:p>
      <text:p text:style-name="P7"/>
      <text:p text:style-name="P7"/>
      <text:p text:style-name="P7">Barème: vous serez jugé sur:</text:p>
      <text:list xml:id="list3769241447" text:style-name="L1">
        <text:list-item>
          <text:list>
            <text:list-item>
              <text:p text:style-name="P11">La <text:span text:style-name="T3">qualités et le choix de vos portions de code choisies ( 5 points sur 20 )</text:span></text:p>
            </text:list-item>
            <text:list-item>
              <text:p text:style-name="P13">La qualités de vos modifications aux Makefiles ( 5 points sur 20 )</text:p>
            </text:list-item>
            <text:list-item>
              <text:p text:style-name="P13">Le rapport ( <text:span text:style-name="T7">7</text:span> points sur 20 )</text:p>
              <text:list>
                <text:list-item>
                  <text:p text:style-name="P13">Explications cohérentes par rapport au code retenu pour former la librairie (2 points)</text:p>
                </text:list-item>
                <text:list-item>
                  <text:p text:style-name="P13">Explications cohérentes par rapport aux Makefiles modifiés (2 points)</text:p>
                </text:list-item>
                <text:list-item>
                  <text:p text:style-name="P13">Explications claires avec un bon niveau de détails (2 points)</text:p>
                </text:list-item>
                <text:list-item>
                  <text:p text:style-name="P13">Bon français (1 point)</text:p>
                </text:list-item>
              </text:list>
            </text:list-item>
            <text:list-item>
              <text:p text:style-name="P13">Bonne soumission de l'ensemble du code (compilation sans erreurs, …) et du rapport selon le format demandé ( 3 points sur 20 <text:s/>)</text:p>
            </text:list-item>
          </text:list>
        </text:list-item>
      </text:list>
      <text:p text:style-name="P8"/>
      <text:p text:style-name="P8"/>
      <text:p text:style-name="P8"/>
      <text:p text:style-name="P42">1/ Choix de codes retenus pour notre librairie</text:p>
      <text:p text:style-name="P15"/>
      <text:p text:style-name="P16"><text:tab/><text:span text:style-name="T22">Nous avons choisi de garder </text:span><text:span text:style-name="T23">5</text:span><text:span text:style-name="T22"> portions de codes pour notre librairie : </text:span></text:p>
      <text:p text:style-name="P34"/>
      <text:p text:style-name="P34">- DEL : pour allumer notre DEL selon la couleur demandée et le port utilisé ;</text:p>
      <text:p text:style-name="P34"/>
      <text:p text:style-name="P39"><text:span text:style-name="T4">Méthode :</text:span><text:span text:style-name="T5"> </text:span><text:span text:style-name="T15">void AllumerDEL(uint8_t couleur, char port);</text:span></text:p>
      <text:p text:style-name="P38"/>
      <text:p text:style-name="P34">- AntiRebond : lorsqu’on presse notre pouton poussoir, il est nécessaire d’avoir un anti-rebond afin de linéariser le signal envoyé ;</text:p>
      <text:p text:style-name="P34"/>
      <text:p text:style-name="P39"><text:span text:style-name="T4">Méthode :</text:span><text:span text:style-name="T26"> </text:span><text:span text:style-name="T19">bool BoutonPresse();</text:span></text:p>
      <text:p text:style-name="P35"><text:span text:style-name="T24"/></text:p>
      <text:p text:style-name="P34"/>
      <text:p text:style-name="P34">- <text:span text:style-name="T10">PWM : le signal d’horloge doit être ajuster en fonction de la vitesse désirée pour faire fonctionner les moteurs ;</text:span></text:p>
      <text:p text:style-name="P34"/>
      <text:p text:style-name="P40"><text:span text:style-name="T4">Méthode :</text:span><text:span text:style-name="T5"> </text:span></text:p>
      <text:p text:style-name="P41">void ajustementPWM(uint8_t parametre, uint16_t maskTCCRnA, uint16_t maskTCCRnB); </text:p>
      <text:p text:style-name="P35"/>
      <text:p text:style-name="P36">- <text:span text:style-name="T10">Mémoire : d’après la documentation Atmel fournie, il est nécessaire d’initialiser certains registres pour avoir accès à la mémoire de notre robot. De plus, nous aurons potentielement besoin d’afficher ce qui se trouve en mémoire.</text:span></text:p>
      <text:p text:style-name="P36"/>
      <text:p text:style-name="P37"><text:span text:style-name="T24">Méthode</text:span><text:span text:style-name="T25">s</text:span><text:span text:style-name="T24"> :</text:span><text:span text:style-name="T21"> </text:span></text:p>
      <text:p text:style-name="P45">void transmissionUART ( uint8_t donnee );</text:p>
      <text:p text:style-name="P45">void initialisationUART ( void );</text:p>
      <text:p text:style-name="P45">void affichageMemoire(uint16_t adresse, uint8_t caractereLu, uint8_t dernierCaractereLu);</text:p>
      <text:p text:style-name="P36"/>
      <text:p text:style-name="P36">- <text:span text:style-name="T21">Minuterie : contrôle de la minuterie au besoin.</text:span></text:p>
      <text:p text:style-name="P36"/>
      <text:p text:style-name="P35"><text:span text:style-name="T24">Méthodes :</text:span><text:span text:style-name="T21"> </text:span></text:p>
      <text:p text:style-name="P46"><text:span text:style-name="T21">void partirMinuterie(uint16_t duree, uint16_t masqueTCCRnB, uint16_t masqueTCCRnC);</text:span></text:p>
      <text:p text:style-name="P47">void arreterMinuterie();</text:p>
      <text:p text:style-name="P18"><text:span text:style-name="T24"/></text:p>
      <text:p text:style-name="P17"/>
      <text:p text:style-name="P28">Nous avons aussi ajouté les fichiers <text:span text:style-name="T15">mémoire_24</text:span> et <text:span text:style-name="T15">can</text:span> à notre librairie statique. <text:span text:style-name="T30">En effet, nous en avons besoin de </text:span><text:span text:style-name="T17"><text:s/>mémoire_24 </text:span><text:span text:style-name="T30">pour la lecture et l’écriture de données dans la mémoire externe du robot. <text:s/>La classe </text:span><text:span text:style-name="T18">can </text:span><text:span text:style-name="T31">permet d’utiliser un capteur de luminosité en transformant le signal analogique en signal numérique. </text:span></text:p>
      <text:p text:style-name="P28"/>
      <text:p text:style-name="P43"><text:span text:style-name="T11">2/ Modifications Makefiles </text:span></text:p>
      <text:p text:style-name="P31"/>
      <text:p text:style-name="P31"><text:span text:style-name="T11"><text:tab/>i/ Makefile de notre librairie </text:span></text:p>
      <text:p text:style-name="P19"/>
      <text:p text:style-name="P20"><text:tab/>Nous utilisons maintenant notre propre librairie statique. <text:span text:style-name="T12">Nous avons donc du modifier le makefile de départ. </text:span><text:s/></text:p>
      <text:p text:style-name="P20"/>
      <text:p text:style-name="P23">Nommer notre librairie : </text:p>
      <text:p text:style-name="P23"><text:span text:style-name="T13">(l. 11) </text:span>PROJECTNAME = lib_<text:span text:style-name="T13">statique</text:span></text:p>
      <text:p text:style-name="P20"/>
      <text:p text:style-name="P25">Utiliser tous les fichiers cpp du répertoire de notre librairie statique </text:p>
      <text:p text:style-name="P25">(l.17) PRJSRC= $(wildcard *.cpp)</text:p>
      <text:p text:style-name="P20"/>
      <text:p text:style-name="P21"><text:span text:style-name="T13">P</text:span>roduire une libraire statique</text:p>
      <text:p text:style-name="P21">(l. 52) AR = avr-ar <text:s/></text:p>
      <text:p text:style-name="P21"/>
      <text:p text:style-name="P25">Extension d’un fichier pour une librairie statique afin d’avoir la bonne cible par défaut </text:p>
      <text:p text:style-name="P25">(l.84) TRG=$(PROJECTNAME).a</text:p>
      <text:p text:style-name="P25"/>
      <text:p text:style-name="P22"><text:span text:style-name="T13">I</text:span>mplémenter notre cible. <text:span text:style-name="T14">Notre cible est liée à son flag -crs soit </text:span><text:span text:style-name="T16">création de l’archive</text:span><text:span text:style-name="T14"> puis</text:span><text:span text:style-name="T16"> insertion des fichiers membresdan l’archive</text:span><text:span text:style-name="T14"> et enfin</text:span><text:span text:style-name="T16"> écriture de l’objet dans l’archive</text:span><text:span text:style-name="T14"> selon la documentation ar fournie. </text:span><text:span text:style-name="T16"><text:s/></text:span></text:p>
      <text:p text:style-name="P22"><text:span text:style-name="T13">(l. 123-124) </text:span>$(TRG) : <text:s text:c="2"/>$(OBJDEPS)</text:p>
      <text:p text:style-name="P22"><text:tab/> <text:s text:c="5"/><text:tab/><text:tab/> <text:s text:c="4"/>$ (AR) -crs $(TRG) $(OBJDEPS)</text:p>
      <text:p text:style-name="P22"/>
      <text:p text:style-name="P22"/>
      <text:p text:style-name="P22"><text:tab/><text:span text:style-name="T20">ii/ Makefile pour l’éxécutable </text:span></text:p>
      <text:p text:style-name="P14"><text:span text:style-name="T20"/></text:p>
      <text:p text:style-name="P27">Nous voulons maitenant créer une makefile afin de pouvoir utiliser notre librairie statique. </text:p>
      <text:p text:style-name="P27"/>
      <text:p text:style-name="P24">Nommer notre librairie : </text:p>
      <text:p text:style-name="P24"><text:span text:style-name="T13">(l. 26) </text:span>PROJECTNAME = <text:span text:style-name="T27">executable</text:span></text:p>
      <text:p text:style-name="P24"/>
      <text:p text:style-name="P29">Récupérer tous les fichiers cpp dans le répertoire dans notre librairie statique. </text:p>
      <text:p text:style-name="P26">(l.<text:span text:style-name="T27">32</text:span>) PRJSRC= $(wildcard *.cpp)</text:p>
      <text:p text:style-name="P27"/>
      <text:p text:style-name="P30">Inclusion de notre librairie statique <text:span text:style-name="T29">en spécifiant le chemin </text:span></text:p>
      <text:p text:style-name="P44">(l. 35) INC= -I ../librairie_statique</text:p>
      <text:p text:style-name="P30"/>
      <text:p text:style-name="P30">Liaison de la librairie <text:span text:style-name="T29">en spécfiant le chemin</text:span></text:p>
      <text:p text:style-name="P44"><text:span text:style-name="T28">(l. 38) </text:span>LIBS=-L ../librairie_statique/-lstatique</text:p>
      <text:p text:style-name="P30"/>
      <text:p text:style-name="P30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Cantarell Extra Bold" svg:font-family="'Cantarell Extra Bol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aab3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INF19<text:span text:style-name="MT1">00</text:span><text:tab/><text:page-number text:select-page="current">4</text:page-number><text:tab/>Makefile et librairi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8:41:46.497000000</meta:creation-date>
    <meta:editing-duration>PT1H35M43S</meta:editing-duration>
    <meta:editing-cycles>30</meta:editing-cycles>
    <meta:generator>LibreOffice/6.2.2.2$Linux_X86_64 LibreOffice_project/20$Build-2</meta:generator>
    <dc:date>2019-10-16T12:57:12.969332086</dc:date>
    <meta:document-statistic meta:table-count="0" meta:image-count="0" meta:object-count="0" meta:page-count="4" meta:paragraph-count="73" meta:word-count="671" meta:character-count="4344" meta:non-whitespace-character-count="3705"/>
    <meta:user-defined meta:name="Info 1"/>
    <meta:user-defined meta:name="Info 2"/>
    <meta:user-defined meta:name="Info 3"/>
    <meta:user-defined meta:name="Info 4"/>
  </office:meta>
</office:document-meta>
</file>